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3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1" calcext:value-type="float">
            <text:p>1</text:p>
          </table:table-cell>
          <table:table-cell office:value-type="float" office:value="0.842" calcext:value-type="float">
            <text:p>0.842</text:p>
          </table:table-cell>
          <table:table-cell office:value-type="float" office:value="98.969" calcext:value-type="float">
            <text:p>98.969</text:p>
          </table:table-cell>
          <table:table-cell office:value-type="float" office:value="4.882" calcext:value-type="float">
            <text:p>4.882</text:p>
          </table:table-cell>
          <table:table-cell office:value-type="float" office:value="4.068" calcext:value-type="float">
            <text:p>4.068</text:p>
          </table:table-cell>
          <table:table-cell office:value-type="float" office:value="8.798" calcext:value-type="float">
            <text:p>8.798</text:p>
          </table:table-cell>
          <table:table-cell office:value-type="float" office:value="20000" calcext:value-type="float">
            <text:p>20000</text:p>
          </table:table-cell>
          <table:table-cell office:value-type="float" office:value="97643.011" calcext:value-type="float">
            <text:p>97643.011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:.I4])" office:value-type="float" office:value="292639.427" calcext:value-type="float">
            <text:p>292639.427</text:p>
          </table:table-cell>
          <table:table-cell table:formula="of:=20000*3*1000/[.N2]" office:value-type="float" office:value="205.030472534379" calcext:value-type="float">
            <text:p>205.030472534379</text:p>
          </table:table-cell>
          <table:table-cell table:formula="of:=SUBSTITUTE([.A2];&quot;test-000018.on_patch_smelting.drill_&quot;; &quot;&quot;)" office:value-type="string" office:string-value="chest.mprod_1855.zip" calcext:value-type="string">
            <text:p>chest.mprod_1855.zip</text:p>
          </table:table-cell>
          <table:table-cell table:formula="of:=SUBSTITUTE([.P2];&quot;.zip&quot;;&quot;&quot;)" office:value-type="string" office:string-value="chest.mprod_1855" calcext:value-type="string">
            <text:p>chest.mprod_1855</text:p>
          </table:table-cell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2" calcext:value-type="float">
            <text:p>2</text:p>
          </table:table-cell>
          <table:table-cell office:value-type="float" office:value="0.845" calcext:value-type="float">
            <text:p>0.845</text:p>
          </table:table-cell>
          <table:table-cell office:value-type="float" office:value="98.323" calcext:value-type="float">
            <text:p>98.323</text:p>
          </table:table-cell>
          <table:table-cell office:value-type="float" office:value="4.85" calcext:value-type="float">
            <text:p>4.85</text:p>
          </table:table-cell>
          <table:table-cell office:value-type="float" office:value="4.076" calcext:value-type="float">
            <text:p>4.076</text:p>
          </table:table-cell>
          <table:table-cell office:value-type="float" office:value="8.707" calcext:value-type="float">
            <text:p>8.707</text:p>
          </table:table-cell>
          <table:table-cell office:value-type="float" office:value="20000" calcext:value-type="float">
            <text:p>20000</text:p>
          </table:table-cell>
          <table:table-cell office:value-type="float" office:value="96996.694" calcext:value-type="float">
            <text:p>96996.694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3" calcext:value-type="float">
            <text:p>3</text:p>
          </table:table-cell>
          <table:table-cell office:value-type="float" office:value="0.823" calcext:value-type="float">
            <text:p>0.823</text:p>
          </table:table-cell>
          <table:table-cell office:value-type="float" office:value="99.307" calcext:value-type="float">
            <text:p>99.307</text:p>
          </table:table-cell>
          <table:table-cell office:value-type="float" office:value="4.9" calcext:value-type="float">
            <text:p>4.9</text:p>
          </table:table-cell>
          <table:table-cell office:value-type="float" office:value="4.107" calcext:value-type="float">
            <text:p>4.107</text:p>
          </table:table-cell>
          <table:table-cell office:value-type="float" office:value="8.827" calcext:value-type="float">
            <text:p>8.827</text:p>
          </table:table-cell>
          <table:table-cell office:value-type="float" office:value="20000" calcext:value-type="float">
            <text:p>20000</text:p>
          </table:table-cell>
          <table:table-cell office:value-type="float" office:value="97999.722" calcext:value-type="float">
            <text:p>97999.72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97.598" calcext:value-type="float">
            <text:p>97.598</text:p>
          </table:table-cell>
          <table:table-cell office:value-type="float" office:value="4.814" calcext:value-type="float">
            <text:p>4.814</text:p>
          </table:table-cell>
          <table:table-cell office:value-type="float" office:value="4.016" calcext:value-type="float">
            <text:p>4.016</text:p>
          </table:table-cell>
          <table:table-cell office:value-type="float" office:value="8.317" calcext:value-type="float">
            <text:p>8.317</text:p>
          </table:table-cell>
          <table:table-cell office:value-type="float" office:value="20000" calcext:value-type="float">
            <text:p>20000</text:p>
          </table:table-cell>
          <table:table-cell office:value-type="float" office:value="96286.085" calcext:value-type="float">
            <text:p>96286.085</text:p>
          </table:table-cell>
          <table:table-cell office:value-type="float" office:value="207.7" calcext:value-type="float">
            <text:p>20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:.I7])" office:value-type="float" office:value="288677.747" calcext:value-type="float">
            <text:p>288677.747</text:p>
          </table:table-cell>
          <table:table-cell table:formula="of:=20000*3*1000/[.N5]" office:value-type="float" office:value="207.844215993552" calcext:value-type="float">
            <text:p>207.844215993552</text:p>
          </table:table-cell>
          <table:table-cell table:formula="of:=SUBSTITUTE([.A5];&quot;test-000018.on_patch_smelting.drill_&quot;; &quot;&quot;)" office:value-type="string" office:string-value="chest.mprod_5000.zip" calcext:value-type="string">
            <text:p>chest.mprod_5000.zip</text:p>
          </table:table-cell>
          <table:table-cell table:formula="of:=SUBSTITUTE([.P5];&quot;.zip&quot;;&quot;&quot;)" office:value-type="string" office:string-value="chest.mprod_5000" calcext:value-type="string">
            <text:p>chest.mprod_5000</text:p>
          </table:table-cell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2" calcext:value-type="float">
            <text:p>2</text:p>
          </table:table-cell>
          <table:table-cell office:value-type="float" office:value="0.846" calcext:value-type="float">
            <text:p>0.846</text:p>
          </table:table-cell>
          <table:table-cell office:value-type="float" office:value="97.708" calcext:value-type="float">
            <text:p>97.708</text:p>
          </table:table-cell>
          <table:table-cell office:value-type="float" office:value="4.819" calcext:value-type="float">
            <text:p>4.819</text:p>
          </table:table-cell>
          <table:table-cell office:value-type="float" office:value="4.026" calcext:value-type="float">
            <text:p>4.026</text:p>
          </table:table-cell>
          <table:table-cell office:value-type="float" office:value="8.278" calcext:value-type="float">
            <text:p>8.278</text:p>
          </table:table-cell>
          <table:table-cell office:value-type="float" office:value="20000" calcext:value-type="float">
            <text:p>20000</text:p>
          </table:table-cell>
          <table:table-cell office:value-type="float" office:value="96375.366" calcext:value-type="float">
            <text:p>96375.366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3" calcext:value-type="float">
            <text:p>3</text:p>
          </table:table-cell>
          <table:table-cell office:value-type="float" office:value="0.842" calcext:value-type="float">
            <text:p>0.842</text:p>
          </table:table-cell>
          <table:table-cell office:value-type="float" office:value="97.347" calcext:value-type="float">
            <text:p>97.347</text:p>
          </table:table-cell>
          <table:table-cell office:value-type="float" office:value="4.801" calcext:value-type="float">
            <text:p>4.801</text:p>
          </table:table-cell>
          <table:table-cell office:value-type="float" office:value="4.01" calcext:value-type="float">
            <text:p>4.01</text:p>
          </table:table-cell>
          <table:table-cell office:value-type="float" office:value="8.193" calcext:value-type="float">
            <text:p>8.193</text:p>
          </table:table-cell>
          <table:table-cell office:value-type="float" office:value="20000" calcext:value-type="float">
            <text:p>20000</text:p>
          </table:table-cell>
          <table:table-cell office:value-type="float" office:value="96016.296" calcext:value-type="float">
            <text:p>96016.296</text:p>
          </table:table-cell>
          <table:table-cell office:value-type="float" office:value="208.2" calcext:value-type="float">
            <text:p>20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float" office:value="96.293" calcext:value-type="float">
            <text:p>96.293</text:p>
          </table:table-cell>
          <table:table-cell office:value-type="float" office:value="4.745" calcext:value-type="float">
            <text:p>4.745</text:p>
          </table:table-cell>
          <table:table-cell office:value-type="float" office:value="3.989" calcext:value-type="float">
            <text:p>3.989</text:p>
          </table:table-cell>
          <table:table-cell office:value-type="float" office:value="8.237" calcext:value-type="float">
            <text:p>8.237</text:p>
          </table:table-cell>
          <table:table-cell office:value-type="float" office:value="20000" calcext:value-type="float">
            <text:p>20000</text:p>
          </table:table-cell>
          <table:table-cell office:value-type="float" office:value="94902.563" calcext:value-type="float">
            <text:p>94902.563</text:p>
          </table:table-cell>
          <table:table-cell office:value-type="float" office:value="210.7" calcext:value-type="float">
            <text:p>21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8:.I10])" office:value-type="float" office:value="285048.919" calcext:value-type="float">
            <text:p>285048.919</text:p>
          </table:table-cell>
          <table:table-cell table:formula="of:=20000*3*1000/[.N8]" office:value-type="float" office:value="210.490186072237" calcext:value-type="float">
            <text:p>210.490186072237</text:p>
          </table:table-cell>
          <table:table-cell table:formula="of:=SUBSTITUTE([.A8];&quot;test-000018.on_patch_smelting.drill_&quot;; &quot;&quot;)" office:value-type="string" office:string-value="chest.mprod_10000.zip" calcext:value-type="string">
            <text:p>chest.mprod_10000.zip</text:p>
          </table:table-cell>
          <table:table-cell table:formula="of:=SUBSTITUTE([.P8];&quot;.zip&quot;;&quot;&quot;)" office:value-type="string" office:string-value="chest.mprod_10000" calcext:value-type="string">
            <text:p>chest.mprod_10000</text:p>
          </table:table-cell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2" calcext:value-type="float">
            <text:p>2</text:p>
          </table:table-cell>
          <table:table-cell office:value-type="float" office:value="0.825" calcext:value-type="float">
            <text:p>0.825</text:p>
          </table:table-cell>
          <table:table-cell office:value-type="float" office:value="96.046" calcext:value-type="float">
            <text:p>96.046</text:p>
          </table:table-cell>
          <table:table-cell office:value-type="float" office:value="4.737" calcext:value-type="float">
            <text:p>4.737</text:p>
          </table:table-cell>
          <table:table-cell office:value-type="float" office:value="3.965" calcext:value-type="float">
            <text:p>3.965</text:p>
          </table:table-cell>
          <table:table-cell office:value-type="float" office:value="7.724" calcext:value-type="float">
            <text:p>7.724</text:p>
          </table:table-cell>
          <table:table-cell office:value-type="float" office:value="20000" calcext:value-type="float">
            <text:p>20000</text:p>
          </table:table-cell>
          <table:table-cell office:value-type="float" office:value="94731.839" calcext:value-type="float">
            <text:p>94731.839</text:p>
          </table:table-cell>
          <table:table-cell office:value-type="float" office:value="211.1" calcext:value-type="float">
            <text:p>21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office:value-type="float" office:value="96.722" calcext:value-type="float">
            <text:p>96.722</text:p>
          </table:table-cell>
          <table:table-cell office:value-type="float" office:value="4.771" calcext:value-type="float">
            <text:p>4.771</text:p>
          </table:table-cell>
          <table:table-cell office:value-type="float" office:value="4.007" calcext:value-type="float">
            <text:p>4.007</text:p>
          </table:table-cell>
          <table:table-cell office:value-type="float" office:value="7.903" calcext:value-type="float">
            <text:p>7.903</text:p>
          </table:table-cell>
          <table:table-cell office:value-type="float" office:value="20000" calcext:value-type="float">
            <text:p>20000</text:p>
          </table:table-cell>
          <table:table-cell office:value-type="float" office:value="95414.517" calcext:value-type="float">
            <text:p>95414.517</text:p>
          </table:table-cell>
          <table:table-cell office:value-type="float" office:value="209.6" calcext:value-type="float">
            <text:p>209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87.967" calcext:value-type="float">
            <text:p>87.967</text:p>
          </table:table-cell>
          <table:table-cell office:value-type="float" office:value="4.336" calcext:value-type="float">
            <text:p>4.336</text:p>
          </table:table-cell>
          <table:table-cell office:value-type="float" office:value="3.598" calcext:value-type="float">
            <text:p>3.598</text:p>
          </table:table-cell>
          <table:table-cell office:value-type="float" office:value="6.963" calcext:value-type="float">
            <text:p>6.963</text:p>
          </table:table-cell>
          <table:table-cell office:value-type="float" office:value="20000" calcext:value-type="float">
            <text:p>20000</text:p>
          </table:table-cell>
          <table:table-cell office:value-type="float" office:value="86715.092" calcext:value-type="float">
            <text:p>86715.092</text:p>
          </table:table-cell>
          <table:table-cell office:value-type="float" office:value="230.6" calcext:value-type="float">
            <text:p>23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1:.I13])" office:value-type="float" office:value="259440.469" calcext:value-type="float">
            <text:p>259440.469</text:p>
          </table:table-cell>
          <table:table-cell table:formula="of:=20000*3*1000/[.N11]" office:value-type="float" office:value="231.266926980463" calcext:value-type="float">
            <text:p>231.266926980463</text:p>
          </table:table-cell>
          <table:table-cell table:formula="of:=SUBSTITUTE([.A11];&quot;test-000018.on_patch_smelting.drill_&quot;; &quot;&quot;)" office:value-type="string" office:string-value="furnace.mprod_1855.zip" calcext:value-type="string">
            <text:p>furnace.mprod_1855.zip</text:p>
          </table:table-cell>
          <table:table-cell table:formula="of:=SUBSTITUTE([.P11];&quot;.zip&quot;;&quot;&quot;)" office:value-type="string" office:string-value="furnace.mprod_1855" calcext:value-type="string">
            <text:p>furnace.mprod_1855</text:p>
          </table:table-cell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2" calcext:value-type="float">
            <text:p>2</text:p>
          </table:table-cell>
          <table:table-cell office:value-type="float" office:value="0.806" calcext:value-type="float">
            <text:p>0.806</text:p>
          </table:table-cell>
          <table:table-cell office:value-type="float" office:value="87.789" calcext:value-type="float">
            <text:p>87.789</text:p>
          </table:table-cell>
          <table:table-cell office:value-type="float" office:value="4.327" calcext:value-type="float">
            <text:p>4.327</text:p>
          </table:table-cell>
          <table:table-cell office:value-type="float" office:value="3.588" calcext:value-type="float">
            <text:p>3.588</text:p>
          </table:table-cell>
          <table:table-cell office:value-type="float" office:value="6.932" calcext:value-type="float">
            <text:p>6.932</text:p>
          </table:table-cell>
          <table:table-cell office:value-type="float" office:value="20000" calcext:value-type="float">
            <text:p>20000</text:p>
          </table:table-cell>
          <table:table-cell office:value-type="float" office:value="86538.37" calcext:value-type="float">
            <text:p>86538.37</text:p>
          </table:table-cell>
          <table:table-cell office:value-type="float" office:value="231.1" calcext:value-type="float">
            <text:p>23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.805</text:p>
          </table:table-cell>
          <table:table-cell office:value-type="float" office:value="87.432" calcext:value-type="float">
            <text:p>87.432</text:p>
          </table:table-cell>
          <table:table-cell office:value-type="float" office:value="4.309" calcext:value-type="float">
            <text:p>4.309</text:p>
          </table:table-cell>
          <table:table-cell office:value-type="float" office:value="3.577" calcext:value-type="float">
            <text:p>3.577</text:p>
          </table:table-cell>
          <table:table-cell office:value-type="float" office:value="6.896" calcext:value-type="float">
            <text:p>6.896</text:p>
          </table:table-cell>
          <table:table-cell office:value-type="float" office:value="20000" calcext:value-type="float">
            <text:p>20000</text:p>
          </table:table-cell>
          <table:table-cell office:value-type="float" office:value="86187.007" calcext:value-type="float">
            <text:p>86187.00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89.822" calcext:value-type="float">
            <text:p>89.822</text:p>
          </table:table-cell>
          <table:table-cell office:value-type="float" office:value="4.429" calcext:value-type="float">
            <text:p>4.429</text:p>
          </table:table-cell>
          <table:table-cell office:value-type="float" office:value="3.746" calcext:value-type="float">
            <text:p>3.746</text:p>
          </table:table-cell>
          <table:table-cell office:value-type="float" office:value="7.345" calcext:value-type="float">
            <text:p>7.345</text:p>
          </table:table-cell>
          <table:table-cell office:value-type="float" office:value="20000" calcext:value-type="float">
            <text:p>20000</text:p>
          </table:table-cell>
          <table:table-cell office:value-type="float" office:value="88570.524" calcext:value-type="float">
            <text:p>88570.524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4:.I16])" office:value-type="float" office:value="265091.516" calcext:value-type="float">
            <text:p>265091.516</text:p>
          </table:table-cell>
          <table:table-cell table:formula="of:=20000*3*1000/[.N14]" office:value-type="float" office:value="226.336930375395" calcext:value-type="float">
            <text:p>226.336930375395</text:p>
          </table:table-cell>
          <table:table-cell table:formula="of:=SUBSTITUTE([.A14];&quot;test-000018.on_patch_smelting.drill_&quot;; &quot;&quot;)" office:value-type="string" office:string-value="furnace.mprod_5000.zip" calcext:value-type="string">
            <text:p>furnace.mprod_5000.zip</text:p>
          </table:table-cell>
          <table:table-cell table:formula="of:=SUBSTITUTE([.P14];&quot;.zip&quot;;&quot;&quot;)" office:value-type="string" office:string-value="furnace.mprod_5000" calcext:value-type="string">
            <text:p>furnace.mprod_5000</text:p>
          </table:table-cell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2" calcext:value-type="float">
            <text:p>2</text:p>
          </table:table-cell>
          <table:table-cell office:value-type="float" office:value="0.805" calcext:value-type="float">
            <text:p>0.805</text:p>
          </table:table-cell>
          <table:table-cell office:value-type="float" office:value="89.276" calcext:value-type="float">
            <text:p>89.276</text:p>
          </table:table-cell>
          <table:table-cell office:value-type="float" office:value="4.401" calcext:value-type="float">
            <text:p>4.401</text:p>
          </table:table-cell>
          <table:table-cell office:value-type="float" office:value="3.739" calcext:value-type="float">
            <text:p>3.739</text:p>
          </table:table-cell>
          <table:table-cell office:value-type="float" office:value="7.402" calcext:value-type="float">
            <text:p>7.402</text:p>
          </table:table-cell>
          <table:table-cell office:value-type="float" office:value="20000" calcext:value-type="float">
            <text:p>20000</text:p>
          </table:table-cell>
          <table:table-cell office:value-type="float" office:value="88029.886" calcext:value-type="float">
            <text:p>88029.886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.805</text:p>
          </table:table-cell>
          <table:table-cell office:value-type="float" office:value="89.74" calcext:value-type="float">
            <text:p>89.74</text:p>
          </table:table-cell>
          <table:table-cell office:value-type="float" office:value="4.425" calcext:value-type="float">
            <text:p>4.425</text:p>
          </table:table-cell>
          <table:table-cell office:value-type="float" office:value="3.755" calcext:value-type="float">
            <text:p>3.755</text:p>
          </table:table-cell>
          <table:table-cell office:value-type="float" office:value="7.427" calcext:value-type="float">
            <text:p>7.427</text:p>
          </table:table-cell>
          <table:table-cell office:value-type="float" office:value="20000" calcext:value-type="float">
            <text:p>20000</text:p>
          </table:table-cell>
          <table:table-cell office:value-type="float" office:value="88491.106" calcext:value-type="float">
            <text:p>88491.10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1" calcext:value-type="float">
            <text:p>1</text:p>
          </table:table-cell>
          <table:table-cell office:value-type="float" office:value="0.808" calcext:value-type="float">
            <text:p>0.808</text:p>
          </table:table-cell>
          <table:table-cell office:value-type="float" office:value="91.974" calcext:value-type="float">
            <text:p>91.974</text:p>
          </table:table-cell>
          <table:table-cell office:value-type="float" office:value="4.536" calcext:value-type="float">
            <text:p>4.536</text:p>
          </table:table-cell>
          <table:table-cell office:value-type="float" office:value="3.782" calcext:value-type="float">
            <text:p>3.782</text:p>
          </table:table-cell>
          <table:table-cell office:value-type="float" office:value="7.339" calcext:value-type="float">
            <text:p>7.339</text:p>
          </table:table-cell>
          <table:table-cell office:value-type="float" office:value="20000" calcext:value-type="float">
            <text:p>20000</text:p>
          </table:table-cell>
          <table:table-cell office:value-type="float" office:value="90725.286" calcext:value-type="float">
            <text:p>90725.286</text:p>
          </table:table-cell>
          <table:table-cell office:value-type="float" office:value="220.4" calcext:value-type="float">
            <text:p>22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7:.I19])" office:value-type="float" office:value="272415.708" calcext:value-type="float">
            <text:p>272415.708</text:p>
          </table:table-cell>
          <table:table-cell table:formula="of:=20000*3*1000/[.N17]" office:value-type="float" office:value="220.251616327499" calcext:value-type="float">
            <text:p>220.251616327499</text:p>
          </table:table-cell>
          <table:table-cell table:formula="of:=SUBSTITUTE([.A17];&quot;test-000018.on_patch_smelting.drill_&quot;; &quot;&quot;)" office:value-type="string" office:string-value="furnace.mprod_10000.zip" calcext:value-type="string">
            <text:p>furnace.mprod_10000.zip</text:p>
          </table:table-cell>
          <table:table-cell table:formula="of:=SUBSTITUTE([.P17];&quot;.zip&quot;;&quot;&quot;)" office:value-type="string" office:string-value="furnace.mprod_10000" calcext:value-type="string">
            <text:p>furnace.mprod_10000</text:p>
          </table:table-cell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2" calcext:value-type="float">
            <text:p>2</text:p>
          </table:table-cell>
          <table:table-cell office:value-type="float" office:value="0.808" calcext:value-type="float">
            <text:p>0.808</text:p>
          </table:table-cell>
          <table:table-cell office:value-type="float" office:value="91.776" calcext:value-type="float">
            <text:p>91.776</text:p>
          </table:table-cell>
          <table:table-cell office:value-type="float" office:value="4.526" calcext:value-type="float">
            <text:p>4.526</text:p>
          </table:table-cell>
          <table:table-cell office:value-type="float" office:value="3.776" calcext:value-type="float">
            <text:p>3.776</text:p>
          </table:table-cell>
          <table:table-cell office:value-type="float" office:value="7.153" calcext:value-type="float">
            <text:p>7.153</text:p>
          </table:table-cell>
          <table:table-cell office:value-type="float" office:value="20000" calcext:value-type="float">
            <text:p>20000</text:p>
          </table:table-cell>
          <table:table-cell office:value-type="float" office:value="90527.663" calcext:value-type="float">
            <text:p>90527.663</text:p>
          </table:table-cell>
          <table:table-cell office:value-type="float" office:value="220.9" calcext:value-type="float">
            <text:p>22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3" calcext:value-type="float">
            <text:p>3</text:p>
          </table:table-cell>
          <table:table-cell office:value-type="float" office:value="0.811" calcext:value-type="float">
            <text:p>0.811</text:p>
          </table:table-cell>
          <table:table-cell office:value-type="float" office:value="92.421" calcext:value-type="float">
            <text:p>92.421</text:p>
          </table:table-cell>
          <table:table-cell office:value-type="float" office:value="4.558" calcext:value-type="float">
            <text:p>4.558</text:p>
          </table:table-cell>
          <table:table-cell office:value-type="float" office:value="3.788" calcext:value-type="float">
            <text:p>3.788</text:p>
          </table:table-cell>
          <table:table-cell office:value-type="float" office:value="7.413" calcext:value-type="float">
            <text:p>7.413</text:p>
          </table:table-cell>
          <table:table-cell office:value-type="float" office:value="20000" calcext:value-type="float">
            <text:p>20000</text:p>
          </table:table-cell>
          <table:table-cell office:value-type="float" office:value="91162.759" calcext:value-type="float">
            <text:p>91162.759</text:p>
          </table:table-cell>
          <table:table-cell office:value-type="float" office:value="219.3" calcext:value-type="float">
            <text:p>21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585.35pt" svg:height="323.77pt" svg:x="408.19pt" svg:y="183.71pt">
            <draw:object draw:notify-on-update-of-ranges="Sheet2.A12:Sheet2.A12 Sheet2.A13:Sheet2.B18 Sheet2.C12:Sheet2.C12 Sheet2.C13:Sheet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ining_productivity</text:p>
          </table:table-cell>
          <table:table-cell office:value-type="string" calcext:value-type="string">
            <text:p>Effective UP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Chest handoff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10.490186072237" calcext:value-type="float">
            <text:p>210.490186072237</text:p>
          </table:table-cell>
        </table:table-row>
        <table:table-row table:style-name="ro1">
          <table:covered-table-cell/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207.844215993552" calcext:value-type="float">
            <text:p>207.844215993552</text:p>
          </table:table-cell>
        </table:table-row>
        <table:table-row table:style-name="ro1">
          <table:covered-table-cell/>
          <table:table-cell table:style-name="ce1" office:value-type="float" office:value="1855" calcext:value-type="float">
            <text:p>1855</text:p>
          </table:table-cell>
          <table:table-cell table:style-name="ce2" office:value-type="float" office:value="205.030472534379" calcext:value-type="float">
            <text:p>205.030472534379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Direct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20.251616327499" calcext:value-type="float">
            <text:p>220.251616327499</text:p>
          </table:table-cell>
        </table:table-row>
        <table:table-row table:style-name="ro1">
          <table:covered-table-cell/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226.336930375395" calcext:value-type="float">
            <text:p>226.336930375395</text:p>
          </table:table-cell>
        </table:table-row>
        <table:table-row table:style-name="ro1">
          <table:covered-table-cell/>
          <table:table-cell table:style-name="ce1" office:value-type="float" office:value="1855" calcext:value-type="float">
            <text:p>1855</text:p>
          </table:table-cell>
          <table:table-cell table:style-name="ce2" office:value-type="float" office:value="231.266926980463" calcext:value-type="float">
            <text:p>231.266926980463</text:p>
          </table:table-cell>
        </table:table-row>
      </table:table>
      <table:named-expressions/>
      <table:database-ranges>
        <table:database-range table:name="__Anonymous_Sheet_DB__0" table:target-range-address="Sheet1.A2:Sheet1.L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B16:Sheet2.C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1:23:39.117670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6:48:12.291323653</meta:creation-date>
    <dc:date>2019-01-12T12:20:39.713528150</dc:date>
    <meta:editing-duration>PT7M47S</meta:editing-duration>
    <meta:editing-cycles>3</meta:editing-cycles>
    <meta:generator>LibreOffice/6.1.4.2$Linux_X86_64 LibreOffice_project/10$Build-2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5" style:family="chart">
      <style:chart-properties style:rotation-angle="0"/>
      <style:text-properties fo:font-family="monospace" style:font-style-name="Regular" style:font-pitch="fixed"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3465a4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51cm" svg:height="11.423cm" xlink:href=".." xlink:type="simple" chart:class="chart:bar" chart:style-name="ch1">
        <chart:title svg:x="7.596cm" svg:y="0.364cm" chart:style-name="ch2">
          <text:p>Effective UPS by map</text:p>
        </chart:title>
        <chart:plot-area chart:style-name="ch3" table:cell-range-address="Sheet2.A12:Sheet2.A12 Sheet2.A13:Sheet2.C18 Sheet2.C12:Sheet2.C12" chart:data-source-has-labels="both" svg:x="0.437cm" svg:y="1.396cm" svg:width="19.793cm" svg:height="9.795cm">
          <chartooo:coordinate-region svg:x="4.751cm" svg:y="1.396cm" svg:width="15.161cm" svg:height="9.148cm"/>
          <chart:axis chart:dimension="x" chart:name="primary-x" chart:style-name="ch4" chartooo:axis-type="auto">
            <chartooo:date-scale/>
            <chart:title svg:x="0.269cm" svg:y="0.744cm" chart:style-name="ch5">
              <text:p>Map type and mining productivity</text:p>
            </chart:title>
            <chart:categories table:cell-range-address="Sheet2.A13:Sheet2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13:Sheet2.C18" chart:label-cell-address="Sheet2.C12:Sheet2.C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ve UPS</text:p>
                <draw:g>
                  <svg:desc>Sheet2.C12:Sheet2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st handoff 10000</text:p>
                <text:list>
                  <text:list-item>
                    <text:p>Chest handoff</text:p>
                  </text:list-item>
                  <text:list-item>
                    <text:p/>
                  </text:list-item>
                </text:list>
                <draw:g>
                  <svg:desc>Sheet2.A13:Sheet2.B18</svg:desc>
                </draw:g>
              </table:table-cell>
              <table:table-cell office:value-type="float" office:value="210.490186072237">
                <text:p>210.490186072237</text:p>
                <draw:g>
                  <svg:desc>Sheet2.C13:Sheet2.C18</svg:desc>
                </draw:g>
              </table:table-cell>
            </table:table-row>
            <table:table-row>
              <table:table-cell office:value-type="string">
                <text:p>Chest handoff 5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.844215993552">
                <text:p>207.844215993552</text:p>
              </table:table-cell>
            </table:table-row>
            <table:table-row>
              <table:table-cell office:value-type="string">
                <text:p>Chest handoff 185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.030472534379">
                <text:p>205.030472534379</text:p>
              </table:table-cell>
            </table:table-row>
            <table:table-row>
              <table:table-cell office:value-type="string">
                <text:p>Direct 10000</text:p>
                <text:list>
                  <text:list-item>
                    <text:p>Direc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0.251616327499">
                <text:p>220.251616327499</text:p>
              </table:table-cell>
            </table:table-row>
            <table:table-row>
              <table:table-cell office:value-type="string">
                <text:p>Direct 5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.336930375395">
                <text:p>226.336930375395</text:p>
              </table:table-cell>
            </table:table-row>
            <table:table-row>
              <table:table-cell office:value-type="string">
                <text:p>Direct 185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.266926980463">
                <text:p>231.266926980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